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c7e7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">
      <style:table-cell-properties fo:background-color="#ffff00" style:text-align-source="fix" style:repeat-content="false"/>
      <style:paragraph-properties fo:text-align="end" fo:margin-left="0cm"/>
    </style:style>
    <style:style style:name="ce6" style:family="table-cell" style:parent-style-name="Default" style:data-style-name="N3">
      <style:table-cell-properties fo:background-color="#fc7e7e" style:text-align-source="fix" style:repeat-content="false"/>
      <style:paragraph-properties fo:text-align="end" fo:margin-left="0cm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6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c7e7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ww.poolexpert.com/img/wdh15.gif" draw:style-name="gr1" draw:text-style-name="P1" svg:width="0.012cm" svg:height="0.197cm" svg:x="0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1" draw:name="https://www.poolexpert.com/img/wdh15.gif" draw:style-name="gr1" draw:text-style-name="P1" svg:width="0.012cm" svg:height="0.197cm" svg:x="0.013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2" draw:name="https://www.poolexpert.com/img/status_bestpick.png" draw:style-name="gr1" draw:text-style-name="P1" svg:width="0.211cm" svg:height="0.211cm" svg:x="0.026cm" svg:y="0cm">
            <draw:image xlink:href="https://www.poolexpert.com/img/status_bestpick.png" xlink:type="simple" xlink:show="embed" xlink:actuate="onLoad" draw:mime-type="image/png">
              <text:p/>
            </draw:image>
          </draw:frame>
          <draw:frame draw:z-index="3" draw:name="https://www.poolexpert.com/img/status_injured.png" draw:style-name="gr1" draw:text-style-name="P1" svg:width="0.211cm" svg:height="0.211cm" svg:x="0.238cm" svg:y="0cm">
            <draw:image xlink:href="https://www.poolexpert.com/img/status_injured.png" xlink:type="simple" xlink:show="embed" xlink:actuate="onLoad" draw:mime-type="image/png">
              <text:p/>
            </draw:image>
          </draw:frame>
          <draw:frame draw:z-index="4" draw:name="https://www.poolexpert.com/img/wdh15.gif" draw:style-name="gr1" draw:text-style-name="P1" svg:width="0.012cm" svg:height="0.197cm" svg:x="0.45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5" draw:name="https://www.poolexpert.com/img/wdh15.gif" draw:style-name="gr1" draw:text-style-name="P1" svg:width="0.012cm" svg:height="0.197cm" svg:x="0.463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6" draw:name="https://www.poolexpert.com/img/wdh15.gif" draw:style-name="gr1" draw:text-style-name="P1" svg:width="0.012cm" svg:height="0.197cm" svg:x="0.476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7" draw:name="https://www.poolexpert.com/img/wdh15.gif" draw:style-name="gr1" draw:text-style-name="P1" svg:width="0.012cm" svg:height="0.197cm" svg:x="0.489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8" draw:name="https://www.poolexpert.com/img/status_injured.png" draw:style-name="gr1" draw:text-style-name="P1" svg:width="0.211cm" svg:height="0.211cm" svg:x="0.502cm" svg:y="0cm">
            <draw:image xlink:href="https://www.poolexpert.com/img/status_injured.png" xlink:type="simple" xlink:show="embed" xlink:actuate="onLoad" draw:mime-type="image/png">
              <text:p/>
            </draw:image>
          </draw:frame>
          <draw:frame draw:z-index="9" draw:name="https://www.poolexpert.com/img/wdh15.gif" draw:style-name="gr1" draw:text-style-name="P1" svg:width="0.012cm" svg:height="0.197cm" svg:x="0.714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10" draw:name="https://www.poolexpert.com/img/status_injured.png" draw:style-name="gr1" draw:text-style-name="P1" svg:width="0.211cm" svg:height="0.211cm" svg:x="0.727cm" svg:y="0cm">
            <draw:image xlink:href="https://www.poolexpert.com/img/status_injured.png" xlink:type="simple" xlink:show="embed" xlink:actuate="onLoad" draw:mime-type="image/png">
              <text:p/>
            </draw:image>
          </draw:frame>
          <draw:frame draw:z-index="11" draw:name="https://www.poolexpert.com/img/wdh15.gif" draw:style-name="gr1" draw:text-style-name="P1" svg:width="0.012cm" svg:height="0.197cm" svg:x="0.939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12" draw:name="https://www.poolexpert.com/img/status_bestpick.png" draw:style-name="gr1" draw:text-style-name="P1" svg:width="0.211cm" svg:height="0.211cm" svg:x="0.952cm" svg:y="0cm">
            <draw:image xlink:href="https://www.poolexpert.com/img/status_bestpick.png" xlink:type="simple" xlink:show="embed" xlink:actuate="onLoad" draw:mime-type="image/png">
              <text:p/>
            </draw:image>
          </draw:frame>
          <draw:frame draw:z-index="13" draw:name="https://www.poolexpert.com/img/wdh15.gif" draw:style-name="gr1" draw:text-style-name="P1" svg:width="0.012cm" svg:height="0.197cm" svg:x="1.164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14" draw:name="https://www.poolexpert.com/img/wdh15.gif" draw:style-name="gr1" draw:text-style-name="P1" svg:width="0.012cm" svg:height="0.197cm" svg:x="1.177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15" draw:name="https://www.poolexpert.com/img/wdh15.gif" draw:style-name="gr1" draw:text-style-name="P1" svg:width="0.012cm" svg:height="0.197cm" svg:x="1.19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16" draw:name="https://www.poolexpert.com/img/wdh15.gif" draw:style-name="gr1" draw:text-style-name="P1" svg:width="0.012cm" svg:height="0.197cm" svg:x="1.203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17" draw:name="https://www.poolexpert.com/img/status_bestpick.png" draw:style-name="gr1" draw:text-style-name="P1" svg:width="0.211cm" svg:height="0.211cm" svg:x="1.216cm" svg:y="0cm">
            <draw:image xlink:href="https://www.poolexpert.com/img/status_bestpick.png" xlink:type="simple" xlink:show="embed" xlink:actuate="onLoad" draw:mime-type="image/png">
              <text:p/>
            </draw:image>
          </draw:frame>
          <draw:frame draw:z-index="18" draw:name="https://www.poolexpert.com/img/status_bestpick.png" draw:style-name="gr1" draw:text-style-name="P1" svg:width="0.211cm" svg:height="0.211cm" svg:x="1.428cm" svg:y="0cm">
            <draw:image xlink:href="https://www.poolexpert.com/img/status_bestpick.png" xlink:type="simple" xlink:show="embed" xlink:actuate="onLoad" draw:mime-type="image/png">
              <text:p/>
            </draw:image>
          </draw:frame>
          <draw:frame draw:z-index="19" draw:name="https://www.poolexpert.com/img/status_bestpick.png" draw:style-name="gr1" draw:text-style-name="P1" svg:width="0.211cm" svg:height="0.211cm" svg:x="1.64cm" svg:y="0cm">
            <draw:image xlink:href="https://www.poolexpert.com/img/status_bestpick.png" xlink:type="simple" xlink:show="embed" xlink:actuate="onLoad" draw:mime-type="image/png">
              <text:p/>
            </draw:image>
          </draw:frame>
          <draw:frame draw:z-index="20" draw:name="https://www.poolexpert.com/img/wdh15.gif" draw:style-name="gr1" draw:text-style-name="P1" svg:width="0.012cm" svg:height="0.197cm" svg:x="1.852cm" svg:y="0cm">
            <draw:image xlink:href="https://www.poolexpert.com/img/wdh15.gif" xlink:type="simple" xlink:show="embed" xlink:actuate="onLoad" draw:mime-type="image/gif">
              <text:p/>
            </draw:image>
          </draw:frame>
          <draw:frame draw:z-index="21" draw:name="https://www.poolexpert.com/img/status_worstpick.png" draw:style-name="gr1" draw:text-style-name="P1" svg:width="0.211cm" svg:height="0.211cm" svg:x="1.865cm" svg:y="0cm">
            <draw:image xlink:href="https://www.poolexpert.com/img/status_worstpick.png" xlink:type="simple" xlink:show="embed" xlink:actuate="onLoad" draw:mime-type="image/png">
              <text:p/>
            </draw:image>
          </draw:frame>
          <draw:frame draw:z-index="22" draw:name="https://www.poolexpert.com/img/wdh15.gif" draw:style-name="gr1" draw:text-style-name="P1" svg:width="0.012cm" svg:height="0.197cm" svg:x="2.077cm" svg:y="0cm">
            <draw:image xlink:href="https://www.poolexpert.com/img/wdh15.gif" xlink:type="simple" xlink:show="embed" xlink:actuate="onLoad" draw:mime-type="image/gif">
              <text:p/>
            </draw:image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Default"/>
        <table:table-column table:style-name="co1" table:number-columns-repeated="16377"/>
        <table:table-row table:style-name="ro1">
          <table:table-cell table:number-columns-repeated="2"/>
          <table:table-cell office:value-type="string" calcext:value-type="string">
            <text:p>cap hit</text:p>
          </table:table-cell>
          <table:table-cell office:value-type="string" calcext:value-type="string">
            <text:p>years</text:p>
          </table:table-cell>
          <table:table-cell table:number-columns-repeated="2"/>
          <table:table-cell office:value-type="string" calcext:value-type="string">
            <text:p>age</text:p>
          </table:table-cell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onty</text:p>
          </table:table-cell>
          <table:table-cell table:style-name="ce5" office:value-type="float" office:value="3150000" calcext:value-type="float">
            <text:p>3,150,000</text:p>
          </table:table-cell>
          <table:table-cell table:style-name="ce10" office:value-type="string" calcext:value-type="string">
            <text:p>2 / 3</text:p>
          </table:table-cell>
          <table:table-cell table:style-name="ce10" table:number-columns-repeated="2"/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ustavsson</text:p>
          </table:table-cell>
          <table:table-cell table:style-name="ce5" office:value-type="float" office:value="3750000" calcext:value-type="float">
            <text:p>3,750,000</text:p>
          </table:table-cell>
          <table:table-cell table:style-name="ce10" office:value-type="string" calcext:value-type="string">
            <text:p>3 / 3</text:p>
          </table:table-cell>
          <table:table-cell table:style-name="ce10" table:number-columns-repeated="2"/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akar</text:p>
          </table:table-cell>
          <table:table-cell table:style-name="ce5" office:value-type="float" office:value="9000000" calcext:value-type="float">
            <text:p>9,000,000</text:p>
          </table:table-cell>
          <table:table-cell table:style-name="ce10" office:value-type="string" calcext:value-type="string">
            <text:p>5 / 6</text:p>
          </table:table-cell>
          <table:table-cell table:style-name="ce10" table:number-columns-repeated="2"/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Hughes</text:p>
          </table:table-cell>
          <table:table-cell table:style-name="ce5" office:value-type="float" office:value="7850000" calcext:value-type="float">
            <text:p>7,850,000</text:p>
          </table:table-cell>
          <table:table-cell table:style-name="ce10" office:value-type="string" calcext:value-type="string">
            <text:p>5 / 6</text:p>
          </table:table-cell>
          <table:table-cell table:style-name="ce10" table:number-columns-repeated="2"/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Hedman</text:p>
          </table:table-cell>
          <table:table-cell table:style-name="ce5" office:value-type="float" office:value="8000000" calcext:value-type="float">
            <text:p>8,000,000</text:p>
          </table:table-cell>
          <table:table-cell table:style-name="ce11" office:value-type="string" calcext:value-type="string">
            <text:p>1 / 4</text:p>
          </table:table-cell>
          <table:table-cell table:style-name="ce11" table:number-columns-repeated="2"/>
          <table:table-cell table:style-name="ce1" office:value-type="float" office:value="34" calcext:value-type="float">
            <text:p>34</text:p>
          </table:table-cell>
          <table:table-cell table:style-name="ce1" table:number-columns-repeated="1637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atheson</text:p>
          </table:table-cell>
          <table:table-cell table:style-name="ce6"/>
          <table:table-cell table:style-name="ce12" office:value-type="string" calcext:value-type="string">
            <text:p>8 / 8</text:p>
          </table:table-cell>
          <table:table-cell table:style-name="ce6" office:value-type="float" office:value="4875000" calcext:value-type="float">
            <text:p>4,875,000</text:p>
          </table:table-cell>
          <table:table-cell table:style-name="ce12"/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am York</text:p>
          </table:table-cell>
          <table:table-cell table:style-name="ce6"/>
          <table:table-cell table:style-name="ce12" office:value-type="string" calcext:value-type="string">
            <text:p>1 / 5</text:p>
          </table:table-cell>
          <table:table-cell table:style-name="ce6" office:value-type="float" office:value="5150000" calcext:value-type="float">
            <text:p>5,150,000</text:p>
          </table:table-cell>
          <table:table-cell table:style-name="ce12"/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Guhle</text:p>
          </table:table-cell>
          <table:table-cell table:style-name="ce6"/>
          <table:table-cell table:style-name="ce12" office:value-type="string" calcext:value-type="string">
            <text:p>1 / 6</text:p>
          </table:table-cell>
          <table:table-cell table:style-name="ce6" office:value-type="float" office:value="5550000" calcext:value-type="float">
            <text:p>5,550,000</text:p>
          </table:table-cell>
          <table:table-cell table:style-name="ce12"/>
          <table:table-cell table:style-name="ce2" table:number-columns-repeated="16378"/>
        </table:table-row>
        <table:table-row table:style-name="ro1">
          <table:table-cell/>
          <table:table-cell office:value-type="string" calcext:value-type="string">
            <text:p>Duchene</text:p>
          </table:table-cell>
          <table:table-cell table:style-name="ce7"/>
          <table:table-cell office:value-type="string" calcext:value-type="string">
            <text:p>1 / 4</text:p>
          </table:table-cell>
          <table:table-cell table:style-name="ce7" office:value-type="float" office:value="4500000" calcext:value-type="float">
            <text:p>4,500,000</text:p>
          </table:table-cell>
          <table:table-cell office:value-type="string" calcext:value-type="string">
            <text:p>60 ou 84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77"/>
        </table:table-row>
        <table:table-row table:style-name="ro1">
          <table:table-cell/>
          <table:table-cell office:value-type="string" calcext:value-type="string">
            <text:p>Kempe</text:p>
          </table:table-cell>
          <table:table-cell table:style-name="ce7"/>
          <table:table-cell office:value-type="string" calcext:value-type="string">
            <text:p>4/ 4</text:p>
          </table:table-cell>
          <table:table-cell table:style-name="ce7" office:value-type="string" calcext:value-type="string">
            <text:p>5,500000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ooley</text:p>
          </table:table-cell>
          <table:table-cell table:style-name="ce5" office:value-type="float" office:value="950000" calcext:value-type="float">
            <text:p>950,000</text:p>
          </table:table-cell>
          <table:table-cell table:style-name="ce10" office:value-type="string" calcext:value-type="string">
            <text:p>3 / 3</text:p>
          </table:table-cell>
          <table:table-cell table:style-name="ce10" table:number-columns-repeated="2"/>
          <table:table-cell table:style-name="ce1"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Rossi</text:p>
          </table:table-cell>
          <table:table-cell table:style-name="ce6"/>
          <table:table-cell table:style-name="ce12" office:value-type="string" calcext:value-type="string">
            <text:p>1 / 3</text:p>
          </table:table-cell>
          <table:table-cell table:style-name="ce6" office:value-type="float" office:value="5000000" calcext:value-type="float">
            <text:p>5,000,000</text:p>
          </table:table-cell>
          <table:table-cell table:style-name="ce12"/>
          <table:table-cell table:style-name="ce2" table:number-columns-repeated="16378"/>
        </table:table-row>
        <table:table-row table:style-name="ro1">
          <table:table-cell table:style-name="ce1"/>
          <table:table-cell table:style-name="ce1" office:value-type="string" calcext:value-type="string">
            <text:p>Hagel</text:p>
          </table:table-cell>
          <table:table-cell table:style-name="ce5" office:value-type="float" office:value="6500000" calcext:value-type="float">
            <text:p>6,500,000</text:p>
          </table:table-cell>
          <table:table-cell table:style-name="ce10" office:value-type="string" calcext:value-type="string">
            <text:p>2 / 8</text:p>
          </table:table-cell>
          <table:table-cell table:style-name="ce10" table:number-columns-repeated="2"/>
          <table:table-cell table:style-name="ce1" table:number-columns-repeated="16378"/>
        </table:table-row>
        <table:table-row table:style-name="ro1">
          <table:table-cell table:style-name="ce1"/>
          <table:table-cell table:style-name="ce1" office:value-type="string" calcext:value-type="string">
            <text:p>Bratt</text:p>
          </table:table-cell>
          <table:table-cell table:style-name="ce5" office:value-type="float" office:value="7875000" calcext:value-type="float">
            <text:p>7,875,000</text:p>
          </table:table-cell>
          <table:table-cell table:style-name="ce10" office:value-type="string" calcext:value-type="string">
            <text:p>3 / 8</text:p>
          </table:table-cell>
          <table:table-cell table:style-name="ce10"/>
          <table:table-cell table:style-name="ce10" office:value-type="float" office:value="88" calcext:value-type="float">
            <text:p>88</text:p>
          </table:table-cell>
          <table:table-cell table:style-name="ce1" table:number-columns-repeated="16378"/>
        </table:table-row>
        <table:table-row table:style-name="ro1">
          <table:table-cell/>
          <table:table-cell office:value-type="string" calcext:value-type="string">
            <text:p>Batherson</text:p>
          </table:table-cell>
          <table:table-cell table:style-name="ce7"/>
          <table:table-cell office:value-type="string" calcext:value-type="string">
            <text:p>5 / 6</text:p>
          </table:table-cell>
          <table:table-cell table:style-name="ce7" office:value-type="float" office:value="4975000" calcext:value-type="float">
            <text:p>4,975,000</text:p>
          </table:table-cell>
          <table:table-cell office:value-type="string" calcext:value-type="string">
            <text:p>Predi 70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McCann</text:p>
          </table:table-cell>
          <table:table-cell table:style-name="ce6"/>
          <table:table-cell table:style-name="ce12" office:value-type="string" calcext:value-type="string">
            <text:p>4 / 5</text:p>
          </table:table-cell>
          <table:table-cell table:style-name="ce6" office:value-type="float" office:value="5000000" calcext:value-type="float">
            <text:p>5,000,000</text:p>
          </table:table-cell>
          <table:table-cell table:style-name="ce12" office:value-type="float" office:value="60" calcext:value-type="float">
            <text:p>60</text:p>
          </table:table-cell>
          <table:table-cell table:style-name="ce2" table:number-columns-repeated="16378"/>
        </table:table-row>
        <table:table-row table:style-name="ro1">
          <table:table-cell table:style-name="ce3"/>
          <table:table-cell table:style-name="ce3" office:value-type="string" calcext:value-type="string">
            <text:p>Marchenko</text:p>
          </table:table-cell>
          <table:table-cell table:style-name="ce8" office:value-type="float" office:value="3850000" calcext:value-type="float">
            <text:p>3,850,000</text:p>
          </table:table-cell>
          <table:table-cell table:style-name="ce13" office:value-type="string" calcext:value-type="string">
            <text:p>2 / 3</text:p>
          </table:table-cell>
          <table:table-cell table:style-name="ce8"/>
          <table:table-cell table:style-name="ce13" office:value-type="string" calcext:value-type="string">
            <text:p>74, avant 42</text:p>
          </table:table-cell>
          <table:table-cell table:style-name="ce3" office:value-type="string" calcext:value-type="string">
            <text:p>ONE GOOD</text:p>
          </table:table-cell>
          <table:table-cell table:style-name="ce3" table:number-columns-repeated="16377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hompson</text:p>
          </table:table-cell>
          <table:table-cell table:style-name="ce5" office:value-type="float" office:value="7142857" calcext:value-type="float">
            <text:p>7,142,857</text:p>
          </table:table-cell>
          <table:table-cell table:style-name="ce10" office:value-type="string" calcext:value-type="string">
            <text:p>3 / 7</text:p>
          </table:table-cell>
          <table:table-cell table:style-name="ce10" table:number-columns-repeated="2"/>
          <table:table-cell table:style-name="ce1"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Neighbours</text:p>
          </table:table-cell>
          <table:table-cell table:style-name="ce6"/>
          <table:table-cell table:style-name="ce12" office:value-type="string" calcext:value-type="string">
            <text:p>1 / 2</text:p>
          </table:table-cell>
          <table:table-cell table:style-name="ce6" office:value-type="float" office:value="3750000" calcext:value-type="float">
            <text:p>3,750,000</text:p>
          </table:table-cell>
          <table:table-cell table:style-name="ce12" office:value-type="string" calcext:value-type="string">
            <text:p>46p</text:p>
          </table:table-cell>
          <table:table-cell table:style-name="ce2"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Guenther</text:p>
          </table:table-cell>
          <table:table-cell table:style-name="ce6"/>
          <table:table-cell table:style-name="ce12" office:value-type="string" calcext:value-type="string">
            <text:p>1 / 8</text:p>
          </table:table-cell>
          <table:table-cell table:style-name="ce6" office:value-type="float" office:value="7142875" calcext:value-type="float">
            <text:p>7,142,875</text:p>
          </table:table-cell>
          <table:table-cell table:style-name="ce12" office:value-type="string" calcext:value-type="string">
            <text:p>60p</text:p>
          </table:table-cell>
          <table:table-cell table:style-name="ce2" table:number-columns-repeated="16378"/>
        </table:table-row>
        <table:table-row table:style-name="ro1">
          <table:table-cell table:number-columns-repeated="2"/>
          <table:table-cell table:style-name="ce5" table:formula="of:=SUM([.C2:.C21])" office:value-type="float" office:value="58067857" calcext:value-type="float">
            <text:p>58,067,857</text:p>
          </table:table-cell>
          <table:table-cell table:number-columns-repeated="4"/>
          <table:table-cell table:style-name="Default" table:number-columns-repeated="16377"/>
        </table:table-row>
        <table:table-row table:style-name="ro1" table:number-rows-repeated="1048553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22:17:52.630121849</meta:creation-date>
    <dc:date>2025-09-24T22:54:41.075873867</dc:date>
    <meta:editing-duration>PT25M53S</meta:editing-duration>
    <meta:editing-cycles>7</meta:editing-cycles>
    <meta:generator>LibreOffice/25.2.5.2$Linux_X86_64 LibreOffice_project/520$Build-2</meta:generator>
    <meta:document-statistic meta:table-count="1" meta:cell-count="87" meta:object-count="23"/>
  </office:meta>
</office:document-meta>
</file>